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8pt" style:font-size-asian="8pt" style:font-size-complex="8pt"/>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text-properties fo:color="#000000" style:font-name="Monospace" fo:font-size="9pt" style:font-name-asian="Monospace" style:font-size-asian="9pt" style:font-name-complex="Monospace" style:font-size-complex="9pt"/>
    </style:style>
    <style:style style:name="P10" style:family="paragraph" style:parent-style-name="Standard">
      <style:text-properties fo:font-size="9pt" style:font-size-asian="9pt" style:font-size-complex="9pt"/>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4" style:family="paragraph" style:parent-style-name="Standard">
      <style:paragraph-properties fo:margin-left="0in" fo:margin-right="-0.5in" fo:text-indent="0in" style:auto-text-indent="false"/>
    </style:style>
    <style:style style:name="P15"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20"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21" style:family="paragraph" style:parent-style-name="Standard">
      <style:paragraph-properties fo:margin-left="0in" fo:margin-right="0in" fo:text-indent="0in" style:auto-text-indent="false" fo:break-before="page"/>
      <style:text-properties style:font-name="Courier" fo:font-size="10pt" style:font-size-asian="10pt" style:font-size-complex="10pt"/>
    </style:style>
    <style:style style:name="P22"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3"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5.9638in" style:type="right" style:leader-style="dotted" style:leader-text="."/>
        </style:tab-stops>
      </style:paragraph-properties>
    </style:style>
    <style:style style:name="P27" style:family="paragraph" style:parent-style-name="Contents_20_2">
      <style:paragraph-properties>
        <style:tab-stops>
          <style:tab-stop style:position="5.5154in" style:type="right" style:leader-style="dotted" style:leader-text="."/>
        </style:tab-stops>
      </style:paragraph-properties>
    </style:style>
    <style:style style:name="P28" style:family="paragraph" style:parent-style-name="Contents_20_3">
      <style:paragraph-properties>
        <style:tab-stops>
          <style:tab-stop style:position="5.2673in" style:type="right" style:leader-style="dotted" style:leader-text="."/>
        </style:tab-stops>
      </style:paragraph-properties>
    </style:style>
    <style:style style:name="P29" style:family="paragraph">
      <style:paragraph-properties fo:text-align="center"/>
    </style:style>
    <style:style style:name="P30" style:family="paragraph">
      <style:paragraph-properties fo:text-align="center"/>
      <style:text-properties fo:font-weight="bold" style:font-weight-asian="bold" style:font-weight-complex="bold"/>
    </style:style>
    <style:style style:name="T1" style:family="text">
      <style:text-properties style:font-name="times new roman" fo:font-size="12pt" style:font-size-asian="12pt" style:font-size-complex="12pt"/>
    </style:style>
    <style:style style:name="T2" style:family="text">
      <style:text-properties fo:color="#000000"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 process for converting </text:p>
      <text:p text:style-name="P1">XML data to VOMS <text:s/>records,</text:p>
      <text:p text:style-name="P1">suitable for a site-info.def file</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June 2012</text:p>
      <text:p text:style-name="Standard"/>
      <text:p text:style-name="P13">CONTENTS</text:p>
      <text:p text:style-name="P15"/>
      <text:p text:style-name="P14"/>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6">1 BACKGROUND<text:tab/>4</text:p>
          <text:p text:style-name="P27">1.1 System Context<text:tab/>4</text:p>
          <text:p text:style-name="P27">1.2 Requirements<text:tab/>4</text:p>
          <text:p text:style-name="P28">1.2.1 fixApprovedVos<text:tab/>4</text:p>
          <text:p text:style-name="P28">1.2.2 checkMyVomsRecords<text:tab/>4</text:p>
          <text:p text:style-name="P28">1.2.3 newVomsRecsForMySite<text:tab/>5</text:p>
          <text:p text:style-name="P28">1.2.4 getLSCRecords<text:tab/>5</text:p>
          <text:p text:style-name="P28">1.2.5 checkMyLSCRecords<text:tab/>5</text:p>
          <text:p text:style-name="P26">2 DESIGN<text:tab/>6</text:p>
          <text:p text:style-name="P27">2.1 High Level Design<text:tab/>6</text:p>
          <text:p text:style-name="P27">2.2 Notes on SIDs and VODs<text:tab/>6</text:p>
          <text:p text:style-name="P27">2.3 Flags and options for VomsSnooper<text:tab/>7</text:p>
          <text:p text:style-name="P27">2.4 Flags and options for CicToLsc<text:tab/>7</text:p>
          <text:p text:style-name="P27">2.5 Flags and options for SidFormatter<text:tab/>7</text:p>
          <text:p text:style-name="P26">3 BUILD AND INSTALL<text:tab/>8</text:p>
          <text:p text:style-name="P26">4 USE<text:line-break/><text:tab/>9</text:p>
          <text:p text:style-name="P27">4.1 fixApprovedVos<text:tab/>9</text:p>
          <text:p text:style-name="P28">4.1.1 Process<text:tab/>9</text:p>
          <text:p text:style-name="P28">4.1.2 Principles of operation<text:tab/>9</text:p>
          <text:p text:style-name="P27">4.2 checkMyVomsRecords<text:tab/>10</text:p>
          <text:p text:style-name="P28">4.2.1 Process<text:tab/>10</text:p>
          <text:p text:style-name="P28">4.2.2 Principles of operation<text:tab/>10</text:p>
          <text:p text:style-name="P27">4.3 newVomsRecsForMySite<text:tab/>11</text:p>
          <text:p text:style-name="P28"><text:soft-page-break/>4.3.1 Process<text:tab/>11</text:p>
          <text:p text:style-name="P28">4.3.2 Principles of operation<text:tab/>11</text:p>
          <text:p text:style-name="P27">4.4 getLSCRecords<text:tab/>12</text:p>
          <text:p text:style-name="P28">4.4.1 Process<text:tab/>12</text:p>
          <text:p text:style-name="P28">4.4.2 Principles of operation<text:tab/>12</text:p>
          <text:p text:style-name="P27">4.5 checkMyLSCRecords<text:tab/>12</text:p>
          <text:p text:style-name="P28">4.5.1 Process<text:tab/>12</text:p>
          <text:p text:style-name="P28">4.5.2 Principles of operation<text:tab/>13</text:p>
        </text:index-body>
      </text:table-of-content>
      <text:h text:style-name="Heading_20_1" text:outline-level="1"><text:s/>BACKGROUND</text:h>
      <text:h text:style-name="Heading_20_2" text:outline-level="2"><text:s/>System Context</text:h>
      <text:p text:style-name="Standard"/>
      <text:p text:style-name="Standard">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text:p>
      <text:p text:style-name="Standard"/>
      <text:p text:style-name="Standard">The process described herein is concerned with those Yaim variables relating to <text:s/>VOMS records (Virtual Organisation Membership Service) that determine which VOMS servers are used to authenticate and authorise users of a particular VO. Examples of such variables follow:</text:p>
      <text:p text:style-name="Standard"/>
      <text:p text:style-name="P7">VO_ALICE_VOMS_SERVERS="'vomss://voms.cern.ch:8443/voms/alice?/alice' " </text:p>
      <text:p text:style-name="P7">VO_ALICE_VOMSES="'alice voms.cern.ch 15000 \</text:p>
      <text:p text:style-name="P7"><text:s text:c="8"/>/DC=ch/DC=cern/OU=computers/CN=voms.cern.ch alice' " </text:p>
      <text:p text:style-name="P7">VO_ALICE_VOMS_CA_DN="'/DC=ch/DC=cern/CN=CERN Trusted Certification Authority' "</text:p>
      <text:p text:style-name="P7"/>
      <text:p text:style-name="Standard">The data that is used to determine the content of these variables is administered centrally, at a location known as the “CIC Portal”. The data is made available in XML format.</text:p>
      <text:h text:style-name="Heading_20_2" text:outline-level="2"><text:s/>Requirements</text:h>
      <text:p text:style-name="Standard">This process described here is intended to provide a bridge between the XML data and the Yaim inputs in order to ensure they are correct with the minimum amount of user intervention. Five use cases are supported at present, namely:</text:p>
      <text:h text:style-name="Heading_20_3" text:outline-level="3"><text:s/>fixApprovedVos</text:h>
      <text:p text:style-name="Standard">Prior to these processes, and for the interim period, a document <text:span text:style-name="Footnote_20_Symbol"><text:note text:id="ftn1" text:note-class="footnote"><text:note-citation>1</text:note-citation><text:note-body><text:p text:style-name="Footnote">The document can be accessed via https://www.gridpp.ac.uk/wiki/GridPP_approved_VOs</text:p></text:note-body></text:note></text:span><text:span text:style-name="Footnote_20_Symbol"> </text:span>is used to disseminate the Yaim variables relating to <text:s/>VOMS records. They were manually transcribed and the document was prone to becoming stale. This use case will describe a means to keep that document current with regard to the newest XML available from the CIC portal, without significant manual intervention. Sites can then use the existing procedures with greater confidence than they have in the past.</text:p>
      <text:h text:style-name="Heading_20_3" text:outline-level="3"><text:s/>checkMyVomsRecords</text:h>
      <text:p text:style-name="Standard">Previously, it has not been feasible to easily check that the records in a site's Yaim configuration exactly correspond with the formal data in the CIC portal. This use case provides a means to check the level of correspondence and highlight any problems.</text:p>
      <text:p text:style-name="Standard"/>
      <text:h text:style-name="Heading_20_3" text:outline-level="3"><text:soft-page-break/><text:s/>newVomsRecsForMySite</text:h>
      <text:p text:style-name="Standard">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text:p>
      <text:h text:style-name="Heading_20_3" text:outline-level="3"><text:s/>getLSCRecords</text:h>
      <text:p text:style-name="Standard">Yaim is nominally used to create LSC files from the VOMS records covered above, but not everyone uses Yaim to configure their servers – other processes can have good results. For sites that use some other process, it is necessary to bypass the site-info.def/vo.d material, and directly download a set of LSC files. This use case will allow the site admin to generate new LSC records automatically from XML.</text:p>
      <text:h text:style-name="Heading_20_3" text:outline-level="3"><text:s/>checkMyLSCRecords</text:h>
      <text:p text:style-name="Standard">As with getLSCRecords, this use case will allow the site admin to generate new LSC records automatically from XML. It also compare the new LSC files with the site copies in the /etc/grid-security/vomsdir directory.</text:p>
      <text:p text:style-name="Standard"/>
      <text:p text:style-name="Standard"/>
      <text:h text:style-name="Heading_20_1" text:outline-level="1"><text:s/>DESIGN</text:h>
      <text:h text:style-name="Heading_20_2" text:outline-level="2"><text:s/>High Level Design</text:h>
      <text:p text:style-name="Standard">The design of the main software component is illustrated below, in a class diagram.</text:p>
      <text:p text:style-name="Standard"/>
      <text:p text:style-name="Standard"><draw:custom-shape text:anchor-type="paragraph" draw:z-index="0" draw:style-name="gr1" svg:width="0.9898in" svg:height="0.6669in" svg:x="1.4618in" svg:y="0.1173in"><text:p>SidFormatt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5" draw:style-name="gr2" draw:text-style-name="P29" svg:x1="0.9618in" svg:y1="0.5642in" svg:x2="1.4618in" svg:y2="0.1161in"><text:p/></draw:line><draw:line text:anchor-type="paragraph" draw:z-index="7" draw:style-name="gr2" draw:text-style-name="P30" svg:x1="2.4516in" svg:y1="0.0016in" svg:x2="3.0035in" svg:y2="0.3287in"><text:p/></draw:line><draw:frame text:anchor-type="paragraph" draw:z-index="9" draw:style-name="gr3" svg:width="0.2295in" svg:height="0.1862in" svg:x="3.0035in" svg:y="0.1575in"><draw:text-box><text:p>*</text:p></draw:text-box></draw:frame></text:p>
      <text:p text:style-name="Standard"><draw:custom-shape text:anchor-type="paragraph" draw:z-index="1" draw:style-name="gr1" svg:width="0.7606in" svg:height="0.6669in" svg:x="0.2016in" svg:y="0.1453in"><text:p>GetOpt</text:p><text:p>(cots)</text:p><draw:enhanced-geometry svg:viewBox="0 0 21600 21600" draw:glue-points="10800 0 0 10800 10800 21600 21600 10800" draw:type="flowchart-process" draw:enhanced-path="M 0 0 L 21600 0 21600 21600 0 21600 0 0 Z N"/></draw:custom-shape><draw:custom-shape text:anchor-type="paragraph" draw:z-index="3" draw:style-name="gr1" svg:width="1.0315in" svg:height="0.6669in" svg:x="3.0035in" svg:y="0.1437in"><text:p>VirtOrgInfo</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draw:line text:anchor-type="paragraph" draw:z-index="6" draw:style-name="gr2" draw:text-style-name="P29" svg:x1="0.9618in" svg:y1="0.0752in" svg:x2="1.4307in" svg:y2="0.5024in"><text:p/></draw:line><draw:frame text:anchor-type="paragraph" draw:z-index="10" draw:style-name="gr4" svg:width="-0.1776in" svg:height="-0.213in" svg:x="3.0764in" svg:y="0.3917in"><draw:text-box><text:p>*</text:p></draw:text-box></draw:frame></text:p>
      <text:p text:style-name="Standard"><draw:line text:anchor-type="paragraph" draw:z-index="8" draw:style-name="gr2" draw:text-style-name="P29" svg:x1="2.6909in" svg:y1="0.526in" svg:x2="3.0035in" svg:y2="0.0717in"><text:p/></draw:line><draw:line text:anchor-type="paragraph" draw:z-index="11" draw:style-name="gr2" draw:text-style-name="P29" svg:x1="3.9201in" svg:y1="0.0717in" svg:x2="4.2638in" svg:y2="0.6343in"><text:p/></draw:line><draw:custom-shape text:anchor-type="paragraph" draw:z-index="14" draw:style-name="gr1" svg:width="1.2606in" svg:height="0.6669in" svg:x="1.4827in" svg:y="0.0193in"><text:p>VomsSnooper</text:p><draw:enhanced-geometry svg:viewBox="0 0 21600 21600" draw:glue-points="10800 0 0 10800 10800 21600 21600 10800" draw:type="flowchart-process" draw:enhanced-path="M 0 0 L 21600 0 21600 21600 0 21600 0 0 Z N"/></draw:custom-shape><draw:line text:anchor-type="paragraph" draw:z-index="17" draw:style-name="gr2" draw:text-style-name="P29" svg:x1="3.2535in" svg:y1="1.0945in" svg:x2="3.3472in" svg:y2="0.0717in"><text:p/></draw:line><draw:frame text:anchor-type="paragraph" draw:z-index="18" draw:style-name="gr4" svg:width="-0.1669in" svg:height="-0.213in" svg:x="3.5138in" svg:y="0.2217in"><draw:text-box><text:p>*</text:p></draw:text-box></draw:frame></text:p>
      <text:p text:style-name="Standard"><draw:frame text:anchor-type="paragraph" draw:z-index="12" draw:style-name="gr3" svg:width="0.2295in" svg:height="0.1862in" svg:x="4.2638in" svg:y="0.2634in"><draw:text-box><text:p>*</text:p></draw:text-box></draw:frame><draw:custom-shape text:anchor-type="paragraph" draw:z-index="2" draw:style-name="gr1" svg:width="1.2606in" svg:height="0.6669in" svg:x="3.5453in" svg:y="0.4492in"><text:p>VomsServ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3" draw:style-name="gr2" draw:text-style-name="P29" svg:x1="1.0035in" svg:y1="0.6319in" svg:x2="1.8055in" svg:y2="0.1319in"><text:p/></draw:line></text:p>
      <text:p text:style-name="Standard"/>
      <text:p text:style-name="Standard"><draw:custom-shape text:anchor-type="paragraph" draw:z-index="15" draw:style-name="gr1" svg:width="1.2606in" svg:height="0.6669in" svg:x="2.1181in" svg:y="0.1709in"><text:p>CicToLsc</text:p><draw:enhanced-geometry svg:viewBox="0 0 21600 21600" draw:glue-points="10800 0 0 10800 10800 21600 21600 10800" draw:type="flowchart-process" draw:enhanced-path="M 0 0 L 21600 0 21600 21600 0 21600 0 0 Z N"/></draw:custom-shape></text:p>
      <text:p text:style-name="Standard"><draw:custom-shape text:anchor-type="paragraph" draw:z-index="4" draw:style-name="gr1" svg:width="1.5106in" svg:height="0.6669in" svg:x="0.0453in" svg:y="0.078in"><text:p>VoidCardXmlParser</text:p><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6" draw:style-name="gr2" draw:text-style-name="P29" svg:x1="1.5555in" svg:y1="0.0327in" svg:x2="2.1181in" svg:y2="0.0016in"><text:p/></draw:line></text:p>
      <text:p text:style-name="Standard"/>
      <text:p text:style-name="Standard"/>
      <text:p text:style-name="Standard"/>
      <text:p text:style-name="Standard"/>
      <text:p text:style-name="Standard">The software has three entry points (mains). VomsSnooper, uses a Sax parser to parse the CIC portal XML and split it out into records for formatting and printing in a standard, sorted way suitable for Yaim. CicToLsc also uses the parser, but only includes functionality for making LSC files. It is for the convenience of people who wish to bypass the Yaim configuration process. The last main, SidFormatter, parses existing Yaim files (site-info.def, vo.d) and also prints them out in a standard, sorted manner. All mains take various arguments to control the flow. The arguments are discussed in more detail below, and the use case descriptions in chapter 4 will explain how the arguments can be combined to fill the requirements above.</text:p>
      <text:h text:style-name="Heading_20_2" text:outline-level="2"><text:s/>Notes on SIDs and VODs</text:h>
      <text:p text:style-name="Standard">It is important to know that these Yaim variables can be given to Yaim in one of two formats. The original format, for inclusion within the site-info.def file itself, are known here as SIDs records. Due to restrictions with DNS style names (with dots in them) it was later necessary to invent a new format, whereby the records are stored in their own separate files under a vo.d directory. This format is known as VODs format. It is possible to represent any VO in VOD format. VOs with names with dots in them, however, can not be represented in SID format. 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text:p>
      <text:h text:style-name="Heading_20_2" text:outline-level="2"><text:soft-page-break/><text:s/>Flags and options for VomsSnooper</text:h>
      <text:p text:style-name="P8">This tool takes an XML file from the CIC portal, and </text:p>
      <text:p text:style-name="P16">formats it into a standard, sorted manner for Yaim. </text:p>
      <text:p text:style-name="P18"/>
      <text:p text:style-name="P16">Mandatory arguments: </text:p>
      <text:p text:style-name="P16"><text:s text:c="2"/>--xmlfile f <text:s text:c="6"/># Input XML file downloaded from CIC portal</text:p>
      <text:p text:style-name="P16"><text:s text:c="2"/>--myvos <text:s text:c="2"/>f <text:s text:c="6"/># Names of VO that I support</text:p>
      <text:p text:style-name="P16"><text:s text:c="2"/>--vodfile f <text:s text:c="6"/># Names of VO that must be output in VOD format</text:p>
      <text:p text:style-name="P16"><text:s text:c="2"/>--outfile f <text:s text:c="6"/># Where to write SIDs (records that can be</text:p>
      <text:p text:style-name="P16"><text:s text:c="22"/>represented in a site-info.def)</text:p>
      <text:p text:style-name="P16">Optional arguments: </text:p>
      <text:p text:style-name="P16"><text:s text:c="2"/>--help <text:s text:c="11"/># Prints this info</text:p>
      <text:p text:style-name="P16"><text:s text:c="2"/>--voddir <text:s/>d <text:s text:c="6"/># Where to write VODs (records that cannot be</text:p>
      <text:p text:style-name="P16"><text:s text:c="22"/>represented in a site-info.def)</text:p>
      <text:p text:style-name="P16"><text:s text:c="2"/>--printvodtitle <text:s text:c="2"/># When printing VODs, put the name of the VOD file</text:p>
      <text:p text:style-name="P16"><text:s text:c="22"/>in the output</text:p>
      <text:p text:style-name="P16"><text:s text:c="2"/>--nosillysids <text:s text:c="4"/># When printing SIDs, don't reject ones with silly</text:p>
      <text:p text:style-name="P16"><text:s text:c="22"/>names (DNS/dot style)</text:p>
      <text:p text:style-name="P16"><text:s text:c="2"/>--extrafields <text:s text:c="4"/># Print some extra fields (not recommended)</text:p>
      <text:p text:style-name="P16"><text:s text:c="2"/>--contactsfile <text:s text:c="3"/># Where to print the VO contacts (not recommended)</text:p>
      <text:p text:style-name="P16"><text:s text:c="2"/>--vomsdir <text:s text:c="8"/># Where to print LSC Files </text:p>
      <text:h text:style-name="Heading_20_2" text:outline-level="2"><text:s/>Flags and options for CicToLsc</text:h>
      <text:p text:style-name="P8">This tool takes an XML file from the CIC portal, and </text:p>
      <text:p text:style-name="P8">creates a set of LSC files from the data, bypassing Yaim. </text:p>
      <text:p text:style-name="P8"/>
      <text:p text:style-name="P8">Mandatory arguments: </text:p>
      <text:p text:style-name="P8"><text:s text:c="2"/>--xmlfile <text:s text:c="6"/>f <text:s text:c="6"/># Input XML file downloaded from CIC portal </text:p>
      <text:p text:style-name="P8"><text:s text:c="2"/>--approvedvos <text:s text:c="2"/>f <text:s text:c="6"/># File of names of VOs that I support </text:p>
      <text:p text:style-name="P8"><text:s text:c="2"/>--vomsdir <text:s text:c="14"/># Where to print LSC Files </text:p>
      <text:p text:style-name="P8">Optional arguments: </text:p>
      <text:p text:style-name="P8"><text:s text:c="2"/>--help <text:s text:c="17"/># Prints this info</text:p>
      <text:h text:style-name="Heading_20_2" text:outline-level="2"><text:s/>Flags and options for SidFormatter</text:h>
      <text:p text:style-name="P9">This tool takes an existing populated site-info.def file and vo.d directory, and formats it into a standard, sorted manner. It writes its output into a new, unpopulated site-info.def file and vo.d directory.</text:p>
      <text:p text:style-name="P19"/>
      <text:p text:style-name="P17">Mandatory arguments: </text:p>
      <text:p text:style-name="P17"><text:s text:c="2"/>--oldsiddir dir <text:s text:c="2"/># Some existing directory that contains a populated</text:p>
      <text:p text:style-name="P17"><text:s text:c="22"/>site-info.def file and vo.d directory</text:p>
      <text:p text:style-name="P17"><text:s text:c="2"/>--newsiddir dir <text:s text:c="2"/># Some existing directory that contains an unpopulated</text:p>
      <text:p text:style-name="P17"><text:s text:c="22"/>site-info.def file and vo.d directory</text:p>
      <text:p text:style-name="P16"><text:s text:c="2"/>--myvos <text:s text:c="2"/>f <text:s text:c="4"/># Names of VOs that I support</text:p>
      <text:p text:style-name="P17">Optional arguments: </text:p>
      <text:p text:style-name="P17"><text:s text:c="2"/>--flat <text:s text:c="11"/># Print all the records out in a site-info.def, even</text:p>
      <text:p text:style-name="P17"><text:s text:c="22"/>when they are silly sids</text:p>
      <text:p text:style-name="P17"><text:s text:c="2"/>--help <text:s text:c="11"/># Prints this info</text:p>
      <text:p text:style-name="P10"/>
      <text:h text:style-name="P25" text:outline-level="1"><text:s/>BUILD AND INSTALL</text:h>
      <text:p text:style-name="Standard">The software is open source, and it can be downloaded in total from this location. Please choose the newest version.</text:p>
      <text:p text:style-name="Standard"/>
      <text:p text:style-name="Standard"><text:a xlink:type="simple" xlink:href="http://hep.ph.liv.ac.uk/~sjones">http://hep.ph.liv.ac.uk/~sjones</text:a></text:p>
      <text:p text:style-name="Standard"/>
      <text:p text:style-name="Standard">The software is distributed as a tar file, that should be unpacked from your home directory. If you unpack it elsewhere, you'll have to update some paths to ensure the right files are found.</text:p>
      <text:p text:style-name="Standard"/>
      <text:p text:style-name="Standard">No build needs to be done, unless you edit the Java software. If you do need to build it, an ant makefile called build.xml is provided in the ~/git/GridDevel/vs_scripts/ant directory.</text:p>
      <text:h text:style-name="Heading_20_1" text:outline-level="1"><text:s/>USE<text:line-break/></text:h>
      <text:p text:style-name="Standard">The use case examples can all be found at ~/git/GridDevel/vs_scripts/usecases</text:p>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6"/>
      <text:p text:style-name="P6"># cd <text:s/>~/git/GridDevel/vs_scripts/usecases/fixApprovedVos</text:p>
      <text:p text:style-name="Standard"/>
      <text:p text:style-name="Standard">In another screen, start a browser and make your way to:</text:p>
      <text:p text:style-name="Standard"/>
      <text:p text:style-name="P20">https://www.gridpp.ac.uk/wiki/GridPP_approved_VOs#Approved_Global_VOs</text:p>
      <text:p text:style-name="P20"/>
      <text:p text:style-name="Standard">Click the edit tab, logging in if necessary. Use the clipboard to select and copy all the text. Deposit this, via some editor of your choice, into a file called wiki.txt:</text:p>
      <text:p text:style-name="P6"/>
      <text:p text:style-name="P6"># vi ~/git/GridDevel/vs_scripts/usecases/fixApprovedVo/wiki.txt</text:p>
      <text:p text:style-name="P6"/>
      <text:p text:style-name="Standard">Now run the makeSidVods.sh script, as follows.</text:p>
      <text:p text:style-name="P6"/>
      <text:p text:style-name="P6"># ./makeSidVods.sh</text:p>
      <text:p text:style-name="P6"/>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akes the old wiki.txt content and merges the new content into it, creating a new wiki page.</text:p>
      <text:p text:style-name="Standard"/>
      <text:p text:style-name="Standard"/>
      <text:p text:style-name="P20"><text:soft-page-break/></text:p>
      <text:h text:style-name="Heading_20_2" text:outline-level="2"><text:s/>checkMyVomsRecords</text:h>
      <text:p text:style-name="Standard">This use case will allow you to compare your set-up with the CIC portal XML and make sure they match well, or not, as the case may be.</text:p>
      <text:h text:style-name="Heading_20_3" text:outline-level="3"><text:s/>Process</text:h>
      <text:p text:style-name="Standard">In a shell:</text:p>
      <text:p text:style-name="P6"/>
      <text:p text:style-name="P6"># cd <text:s/>~/git/GridDevel/vs_scripts/usecases/checkMyVomsRecords</text:p>
      <text:p text:style-name="Standard"/>
      <text:p text:style-name="Standard">Vi the checkMySite.sh script, replacing the example (hepgrid6) with the directory location of your standard site-info.def file/vo.d directory. The script will use this as the basis to compare with the XML from the CIC portal. Also, ensure the myvos.txt contains the names of all your VOs.</text:p>
      <text:p text:style-name="Standard"/>
      <text:p text:style-name="Standard">Now run the checkMySite.sh script, as follows.</text:p>
      <text:p text:style-name="P6"/>
      <text:p text:style-name="P6"># ./checkMySite.sh</text:p>
      <text:p text:style-name="P6"/>
      <text:p text:style-name="Standard">Some output will scroll past, and (if all is well) a new file called diff.txt <text:s/>will be made. This contains a list of differences between your site and the CIC portal XML.</text:p>
      <text:h text:style-name="Heading_20_3" text:outline-level="3"><text:s/>Principles of operation</text:h>
      <text:p text:style-name="Standard"/>
      <text:p text:style-name="Standard">The script downloads a copy of the newest CIC portal XML. It then uses VomsSnooper to make a site-info.def consisting of all SIDs, no VODs. This format will allow easy comparison to be made. </text:p>
      <text:p text:style-name="Standard"/>
      <text:p text:style-name="Standard">Next, the script synchronises a local directory with the contents of your standard site-info.def/vo.d configuration. It uses SidFormatter with the --flat switch to write these records out in pure SID format. Some output in printed about "sillysids"; pay no heed to that. <text:s/>Last, a simple diff is made to highlight discrepancies.</text:p>
      <text:p text:style-name="Standard"/>
      <text:p text:style-name="P12"/>
      <text:h text:style-name="Heading_20_2" text:outline-level="2"><text:s/>newVomsRecsForMySite</text:h>
      <text:p text:style-name="Standard">This use case will allow the sites admin to download a new set of records from inclusion (by hand or automatically) into the local site-info.def file.</text:p>
      <text:p text:style-name="Standard"/>
      <text:h text:style-name="Heading_20_3" text:outline-level="3"><text:s/>Process</text:h>
      <text:p text:style-name="Standard">In a shell:</text:p>
      <text:p text:style-name="P6"/>
      <text:p text:style-name="P6"># cd <text:s/>~/git/GridDevel/vs_scripts/usecases/newVomsRecsForMySite</text:p>
      <text:p text:style-name="P6"/>
      <text:p text:style-name="Standard">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text:p>
      <text:p text:style-name="Standard"/>
      <text:p text:style-name="Standard">Edit the voidRun.sh script, <text:s/>replacing the example (hepgrid6) with the location of your standard site-info.def file/vo.d directory. The script will use this as the input to a merge operation – the new records will be merged into that and written out to new files. </text:p>
      <text:p text:style-name="Standard"/>
      <text:p text:style-name="Standard">Now run the runVoid.sh script, as follows.</text:p>
      <text:p text:style-name="P6"/>
      <text:p text:style-name="P6"># ./voidRun.sh</text:p>
      <text:p text:style-name="P6"/>
      <text:p text:style-name="P11">Check that the merged data, in void/merged, looks rational. If so, it can be used as input to Yaim.</text:p>
      <text:h text:style-name="Heading_20_3" text:outline-level="3"><text:s/>Principles of operation</text:h>
      <text:p text:style-name="Standard"/>
      <text:p text:style-name="Standard">The script gets the newest CIC portal XML, and merges the local XML into it. It then uses VomsSnooper to convert these into SID and VOD records, suitable for site configuration files. </text:p>
      <text:p text:style-name="Standard"/>
      <text:p text:style-name="Standard">Last, the script downloads your own site-info.def/vo.d configurable, and uses a perl script to merge the new data into that, printing the new material out into a new directory structure. </text:p>
      <text:p text:style-name="Standard"/>
      <text:p text:style-name="P21"/>
      <text:h text:style-name="Heading_20_2" text:outline-level="2"><text:s/>getLSCRecords</text:h>
      <text:p text:style-name="Standard">This use case will allow the site admin to generate new LSC records automatically from XML, suitable for inclusion in a /etc/grid-security/vomsdir directory, by-passing the usual yaim steps.</text:p>
      <text:h text:style-name="Heading_20_3" text:outline-level="3"><text:s/>Process</text:h>
      <text:p text:style-name="Standard">In a shell:</text:p>
      <text:p text:style-name="P6"/>
      <text:p text:style-name="P6"># cd <text:s/>~/git/GridDevel/vs_scripts/usecases/getLSCRecords</text:p>
      <text:p text:style-name="P6"/>
      <text:p text:style-name="Standard">Now run the get<text:span text:style-name="T1">LSCRecords.sh </text:span><text:s/>script, as follows.</text:p>
      <text:p text:style-name="P6"/>
      <text:p text:style-name="P6"># ./getLSCRecords.sh </text:p>
      <text:p text:style-name="P6"/>
      <text:p text:style-name="Standard">Some output will scroll past, and (if all is well) a directory called vomsdir will be created containing the latest and greatest LSC files.</text:p>
      <text:h text:style-name="Heading_20_3" text:outline-level="3"><text:s/>Principles of operation</text:h>
      <text:p text:style-name="Standard">The script downloads a copy of the newest CIC portal XML. It then uses CicToLsc to make a vomsdir consisting of all newest LSC files for your site. </text:p>
      <text:p text:style-name="Standard"/>
      <text:h text:style-name="Heading_20_2" text:outline-level="2"><text:s/>checkMyLSCRecords</text:h>
      <text:p text:style-name="Standard">This use case will allow the site admin to generate new LSC records automatically from XML, and compare them with her site copies in the /etc/grid-security/vomsdir directory, by-passing the usual site-info.def/vo.d/yaim steps.</text:p>
      <text:h text:style-name="Heading_20_3" text:outline-level="3"><text:s/>Process</text:h>
      <text:p text:style-name="Standard">In a shell:</text:p>
      <text:p text:style-name="P6"/>
      <text:p text:style-name="P6"># cd <text:s/>~/git/GridDevel/vs_scripts/usecases/checkMyLSCRecords</text:p>
      <text:p text:style-name="P6"/>
      <text:p text:style-name="Standard"><text:span text:style-name="T1">Vi the checkMyLSCRecords.sh script, replacing the example (root@hepgrid6:/etc/grid-security/vomsdir/) with the directory location of your standard LSC files directory. The script will use this as the basis to </text:span>compare with the XML from the CIC portal. Also, ensure the myvos.txt contains the names of all your VOs.</text:p>
      <text:p text:style-name="Standard"/>
      <text:p text:style-name="Standard">Now run the <text:span text:style-name="T1">checkMyLSCRecords.sh </text:span><text:s/>script, as follows.</text:p>
      <text:p text:style-name="P6"/>
      <text:p text:style-name="P6"># ./checkMyLSCRecords.sh </text:p>
      <text:p text:style-name="P6"/>
      <text:p text:style-name="Standard"><text:soft-page-break/>Some output will scroll past, and (if all is well) a new file called diff.txt <text:s/>will be made. This contains a list of differences between the LSC files at your site and the CIC portal XML versions.</text:p>
      <text:h text:style-name="Heading_20_3" text:outline-level="3"><text:s/>Principles of operation</text:h>
      <text:p text:style-name="Standard">The script downloads a copy of the newest CIC portal XML. It then uses VomsSnooper to make a vomsdir consisting of all newest LSC files for your site. </text:p>
      <text:p text:style-name="Standard"/>
      <text:p text:style-name="Standard">Next, the script synchronises a local directory with the contents of your standard LSC file location (nominally /etc/grid-security/vomsdir/). The script then identifies all the LSC files and makes and MD5 sum of them. These are then compared, and a diff is made to highlight discrepancies.</text:p>
      <text:p text:style-name="Standard"/>
      <text:p text:style-name="Standard"/>
      <text:p text:style-name="P6">END OF DOCU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32</meta:editing-cycles>
    <meta:editing-duration>PT03H31M45S</meta:editing-duration>
    <meta:initial-creator>Steve Jones</meta:initial-creator>
    <dc:date>2012-06-21T16:40:45</dc:date>
    <dc:creator>Steve Jones</dc:creator>
    <meta:document-statistic meta:table-count="0" meta:image-count="0" meta:object-count="0" meta:page-count="13" meta:paragraph-count="181" meta:word-count="2435" meta:character-count="15207"/>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